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b32" officeooo:paragraph-rsid="000c8b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40x480_v5.1_time</text:p>
      <text:p text:style-name="P1"/>
      <text:p text:style-name="P1"/>
      <text:p text:style-name="P1"/>
      <text:p text:style-name="P1">IPM : 16.7610</text:p>
      <text:p text:style-name="P1">Pre : 17.1660</text:p>
      <text:p text:style-name="P1">SHT : 1.2260</text:p>
      <text:p text:style-name="P1">FLC : 0.0040</text:p>
      <text:p text:style-name="P1">PHT : 15.2970</text:p>
      <text:p text:style-name="P1">FSP : 0.0170</text:p>
      <text:p text:style-name="P1">REC : 2.9940</text:p>
      <text:p text:style-name="P1">CF : 4.2980</text:p>
      <text:p text:style-name="P1">57.7660ms)</text:p>
      <text:p text:style-name="P1">FRAME # <text:s text:c="3"/>85 min val : 0.0000</text:p>
      <text:p text:style-name="P1">max val: 255.0000</text:p>
      <text:p text:style-name="P1">IPM : 18.5320</text:p>
      <text:p text:style-name="P1">Pre : 16.5810</text:p>
      <text:p text:style-name="P1">SHT : 1.3290</text:p>
      <text:p text:style-name="P1">FLC : 0.0050</text:p>
      <text:p text:style-name="P1">PHT : 15.3920</text:p>
      <text:p text:style-name="P1">FSP : 0.0170</text:p>
      <text:p text:style-name="P1">REC : 3.0170</text:p>
      <text:p text:style-name="P1">CF : 4.2840</text:p>
      <text:p text:style-name="P1">59.1600ms)</text:p>
      <text:p text:style-name="P1">FRAME # <text:s text:c="3"/>86 min val : 0.0000</text:p>
      <text:p text:style-name="P1">max val: 255.0000</text:p>
      <text:p text:style-name="P1">IPM : 18.1310</text:p>
      <text:p text:style-name="P1">Pre : 20.5840</text:p>
      <text:p text:style-name="P1">SHT : 1.2470</text:p>
      <text:p text:style-name="P1">FLC : 0.0050</text:p>
      <text:p text:style-name="P1">PHT : 18.0890</text:p>
      <text:p text:style-name="P1">FSP : 0.0170</text:p>
      <text:p text:style-name="P1">REC : 4.1230</text:p>
      <text:p text:style-name="P1">CF : 6.3700</text:p>
      <text:p text:style-name="P1">68.5690ms)</text:p>
      <text:p text:style-name="P1">FRAME # <text:s text:c="3"/>87 min val : 0.0000</text:p>
      <text:p text:style-name="P1">max val: 255.0000</text:p>
      <text:p text:style-name="P1">IPM : 22.4220</text:p>
      <text:p text:style-name="P1">Pre : 22.2960</text:p>
      <text:p text:style-name="P1">SHT : 1.7460</text:p>
      <text:p text:style-name="P1">FLC : 0.0040</text:p>
      <text:p text:style-name="P1">PHT : 22.3290</text:p>
      <text:p text:style-name="P1">FSP : 0.0180</text:p>
      <text:p text:style-name="P1">REC : 4.3170</text:p>
      <text:p text:style-name="P1">CF : 6.3700</text:p>
      <text:p text:style-name="P1">79.5050ms)</text:p>
      <text:p text:style-name="P1">FRAME # <text:s text:c="3"/>88 min val : 0.0000</text:p>
      <text:p text:style-name="P1">max val: 254.0000</text:p>
      <text:p text:style-name="P1">IPM : 20.9520</text:p>
      <text:p text:style-name="P1">Pre : 16.2410</text:p>
      <text:p text:style-name="P1">SHT : 1.2020</text:p>
      <text:p text:style-name="P1">FLC : 0.0050</text:p>
      <text:p text:style-name="P1"><text:soft-page-break/>PHT : 15.5360</text:p>
      <text:p text:style-name="P1">FSP : 0.0170</text:p>
      <text:p text:style-name="P1">REC : 3.0250</text:p>
      <text:p text:style-name="P1">CF : 4.2890</text:p>
      <text:p text:style-name="P1">61.2700ms)</text:p>
      <text:p text:style-name="P1">FRAME # <text:s text:c="3"/>89 min val : 0.0000</text:p>
      <text:p text:style-name="P1">max val: 254.0000</text:p>
      <text:p text:style-name="P1">IPM : 18.1100</text:p>
      <text:p text:style-name="P1">Pre : 19.0880</text:p>
      <text:p text:style-name="P1">SHT : 1.2420</text:p>
      <text:p text:style-name="P1">FLC : 0.0050</text:p>
      <text:p text:style-name="P1">PHT : 15.8460</text:p>
      <text:p text:style-name="P1">FSP : 0.0180</text:p>
      <text:p text:style-name="P1">REC : 3.0940</text:p>
      <text:p text:style-name="P1">CF : 4.3230</text:p>
      <text:p text:style-name="P1">61.7290ms)</text:p>
      <text:p text:style-name="P1">FRAME # <text:s text:c="3"/>90 min val : 0.0000</text:p>
      <text:p text:style-name="P1">max val: 255.0000</text:p>
      <text:p text:style-name="P1">IPM : 17.9960</text:p>
      <text:p text:style-name="P1">Pre : 19.1430</text:p>
      <text:p text:style-name="P1">SHT : 1.5090</text:p>
      <text:p text:style-name="P1">FLC : 0.0050</text:p>
      <text:p text:style-name="P1">PHT : 22.0380</text:p>
      <text:p text:style-name="P1">FSP : 0.0310</text:p>
      <text:p text:style-name="P1">REC : 4.0720</text:p>
      <text:p text:style-name="P1">CF : 6.2520</text:p>
      <text:p text:style-name="P1">71.0490ms)</text:p>
      <text:p text:style-name="P1">FRAME # <text:s text:c="3"/>91 min val : 0.0000</text:p>
      <text:p text:style-name="P1">max val: 254.0000</text:p>
      <text:p text:style-name="P1">IPM : 21.0880</text:p>
      <text:p text:style-name="P1">Pre : 21.6210</text:p>
      <text:p text:style-name="P1">SHT : 1.4340</text:p>
      <text:p text:style-name="P1">FLC : 0.0050</text:p>
      <text:p text:style-name="P1">PHT : 21.8490</text:p>
      <text:p text:style-name="P1">FSP : 0.0180</text:p>
      <text:p text:style-name="P1">REC : 4.0640</text:p>
      <text:p text:style-name="P1">CF : 6.3990</text:p>
      <text:p text:style-name="P1">76.4810ms)</text:p>
      <text:p text:style-name="P1">FRAME # <text:s text:c="3"/>92 min val : 0.0000</text:p>
      <text:p text:style-name="P1">max val: 255.0000</text:p>
      <text:p text:style-name="P1">IPM : 22.3400</text:p>
      <text:p text:style-name="P1">Pre : 24.7260</text:p>
      <text:p text:style-name="P1">SHT : 1.7300</text:p>
      <text:p text:style-name="P1">FLC : 0.0060</text:p>
      <text:p text:style-name="P1">PHT : 17.6710</text:p>
      <text:p text:style-name="P1">FSP : 0.0170</text:p>
      <text:p text:style-name="P1">REC : 3.1060</text:p>
      <text:p text:style-name="P1">CF : 4.3310</text:p>
      <text:p text:style-name="P1">73.9310ms)</text:p>
      <text:p text:style-name="P1">FRAME # <text:s text:c="3"/>93 min val : 0.0000</text:p>
      <text:p text:style-name="P1">max val: 255.0000</text:p>
      <text:p text:style-name="P1">IPM : 17.7610</text:p>
      <text:p text:style-name="P1"><text:soft-page-break/>Pre : 16.9980</text:p>
      <text:p text:style-name="P1">SHT : 1.7660</text:p>
      <text:p text:style-name="P1">FLC : 0.0080</text:p>
      <text:p text:style-name="P1">PHT : 17.3770</text:p>
      <text:p text:style-name="P1">FSP : 0.0180</text:p>
      <text:p text:style-name="P1">REC : 2.8200</text:p>
      <text:p text:style-name="P1">CF : 4.2350</text:p>
      <text:p text:style-name="P1">60.9860ms)</text:p>
      <text:p text:style-name="P1">FRAME # <text:s text:c="3"/>94 min val : 0.0000</text:p>
      <text:p text:style-name="P1">max val: 254.0000</text:p>
      <text:p text:style-name="P1">IPM : 16.2410</text:p>
      <text:p text:style-name="P1">Pre : 19.7750</text:p>
      <text:p text:style-name="P1">SHT : 1.7330</text:p>
      <text:p text:style-name="P1">FLC : 0.0060</text:p>
      <text:p text:style-name="P1">PHT : 20.0620</text:p>
      <text:p text:style-name="P1">FSP : 0.0170</text:p>
      <text:p text:style-name="P1">REC : 3.2830</text:p>
      <text:p text:style-name="P1">CF : 4.5070</text:p>
      <text:p text:style-name="P1">65.6270ms)</text:p>
      <text:p text:style-name="P1">FRAME # <text:s text:c="3"/>95 min val : 0.0000</text:p>
      <text:p text:style-name="P1">max val: 254.0000</text:p>
      <text:p text:style-name="P1">IPM : 15.1880</text:p>
      <text:p text:style-name="P1">Pre : 15.7580</text:p>
      <text:p text:style-name="P1">SHT : 1.2270</text:p>
      <text:p text:style-name="P1">FLC : 0.0040</text:p>
      <text:p text:style-name="P1">PHT : 15.2860</text:p>
      <text:p text:style-name="P1">FSP : 0.0150</text:p>
      <text:p text:style-name="P1">REC : 2.9110</text:p>
      <text:p text:style-name="P1">CF : 4.3790</text:p>
      <text:p text:style-name="P1">54.7710ms)</text:p>
      <text:p text:style-name="P1">FRAME # <text:s text:c="3"/>96 min val : 0.0000</text:p>
      <text:p text:style-name="P1">max val: 254.0000</text:p>
      <text:p text:style-name="P1">IPM : 15.8870</text:p>
      <text:p text:style-name="P1">Pre : 21.1030</text:p>
      <text:p text:style-name="P1">SHT : 1.6390</text:p>
      <text:p text:style-name="P1">FLC : 0.0060</text:p>
      <text:p text:style-name="P1">PHT : 20.7270</text:p>
      <text:p text:style-name="P1">FSP : 0.0180</text:p>
      <text:p text:style-name="P1">REC : 3.3130</text:p>
      <text:p text:style-name="P1">CF : 4.6980</text:p>
      <text:p text:style-name="P1">67.3950ms)</text:p>
      <text:p text:style-name="P1">FRAME # <text:s text:c="3"/>97 min val : 0.0000</text:p>
      <text:p text:style-name="P1">max val: 254.0000</text:p>
      <text:p text:style-name="P1">IPM : 15.9410</text:p>
      <text:p text:style-name="P1">Pre : 16.1240</text:p>
      <text:p text:style-name="P1">SHT : 2.0690</text:p>
      <text:p text:style-name="P1">FLC : 0.0050</text:p>
      <text:p text:style-name="P1">PHT : 26.1840</text:p>
      <text:p text:style-name="P1">FSP : 0.0200</text:p>
      <text:p text:style-name="P1">REC : 4.5250</text:p>
      <text:p text:style-name="P1">CF : 6.3820</text:p>
      <text:p text:style-name="P1">71.2530ms)</text:p>
      <text:p text:style-name="P1"><text:soft-page-break/>FRAME # <text:s text:c="3"/>98 min val : 0.0000</text:p>
      <text:p text:style-name="P1">max val: 254.0000</text:p>
      <text:p text:style-name="P1">IPM : 20.5460</text:p>
      <text:p text:style-name="P1">Pre : 21.6440</text:p>
      <text:p text:style-name="P1">SHT : 1.7540</text:p>
      <text:p text:style-name="P1">FLC : 0.0040</text:p>
      <text:p text:style-name="P1">PHT : 21.9470</text:p>
      <text:p text:style-name="P1">FSP : 0.0290</text:p>
      <text:p text:style-name="P1">REC : 4.1250</text:p>
      <text:p text:style-name="P1">CF : 6.2930</text:p>
      <text:p text:style-name="P1">76.3440ms)</text:p>
      <text:p text:style-name="P1">FRAME # <text:s text:c="3"/>99 min val : 0.0000</text:p>
      <text:p text:style-name="P1">max val: 255.0000</text:p>
      <text:p text:style-name="P1">IPM : 20.5040</text:p>
      <text:p text:style-name="P1">Pre : 16.5260</text:p>
      <text:p text:style-name="P1">SHT : 1.3270</text:p>
      <text:p text:style-name="P1">FLC : 0.0050</text:p>
      <text:p text:style-name="P1">PHT : 15.5390</text:p>
      <text:p text:style-name="P1">FSP : 0.0190</text:p>
      <text:p text:style-name="P1">REC : 3.1040</text:p>
      <text:p text:style-name="P1">CF : 4.3050</text:p>
      <text:p text:style-name="P1">61.3320ms)</text:p>
      <text:p text:style-name="P1">FRAME # <text:s text:c="2"/>100 min val : 0.0000</text:p>
      <text:p text:style-name="P1">max val: 254.0000</text:p>
      <text:p text:style-name="P1">IPM : 18.1330</text:p>
      <text:p text:style-name="P1">Pre : 16.6210</text:p>
      <text:p text:style-name="P1">SHT : 1.0830</text:p>
      <text:p text:style-name="P1">FLC : 0.0050</text:p>
      <text:p text:style-name="P1">PHT : 15.3530</text:p>
      <text:p text:style-name="P1">FSP : 0.0160</text:p>
      <text:p text:style-name="P1">REC : 2.9150</text:p>
      <text:p text:style-name="P1">CF : 4.2880</text:p>
      <text:p text:style-name="P1">58.4180ms)</text:p>
      <text:p text:style-name="P1">FRAME # <text:s text:c="2"/>101 min val : 0.0000</text:p>
      <text:p text:style-name="P1">max val: 254.0000</text:p>
      <text:p text:style-name="P1">IPM : 17.5210</text:p>
      <text:p text:style-name="P1">Pre : 22.6180</text:p>
      <text:p text:style-name="P1">SHT : 1.2020</text:p>
      <text:p text:style-name="P1">FLC : 0.0040</text:p>
      <text:p text:style-name="P1">PHT : 15.9660</text:p>
      <text:p text:style-name="P1">FSP : 0.0170</text:p>
      <text:p text:style-name="P1">REC : 3.1180</text:p>
      <text:p text:style-name="P1">CF : 4.3140</text:p>
      <text:p text:style-name="P1">64.7640ms)</text:p>
      <text:p text:style-name="P1">FRAME # <text:s text:c="2"/>102 min val : 0.0000</text:p>
      <text:p text:style-name="P1">max val: 254.0000</text:p>
      <text:p text:style-name="P1">IPM : 16.6220</text:p>
      <text:p text:style-name="P1">Pre : 16.5100</text:p>
      <text:p text:style-name="P1">SHT : 1.6760</text:p>
      <text:p text:style-name="P1">FLC : 0.0050</text:p>
      <text:p text:style-name="P1">PHT : 16.0880</text:p>
      <text:p text:style-name="P1">FSP : 0.0160</text:p>
      <text:p text:style-name="P1"><text:soft-page-break/>REC : 3.0750</text:p>
      <text:p text:style-name="P1">CF : 4.2750</text:p>
      <text:p text:style-name="P1">58.2700ms)</text:p>
      <text:p text:style-name="P1">FRAME # <text:s text:c="2"/>103 min val : 0.0000</text:p>
      <text:p text:style-name="P1">max val: 254.0000</text:p>
      <text:p text:style-name="P1">IPM : 18.8130</text:p>
      <text:p text:style-name="P1">Pre : 22.8020</text:p>
      <text:p text:style-name="P1">SHT : 1.6690</text:p>
      <text:p text:style-name="P1">FLC : 0.0040</text:p>
      <text:p text:style-name="P1">PHT : 21.6910</text:p>
      <text:p text:style-name="P1">FSP : 0.0160</text:p>
      <text:p text:style-name="P1">REC : 4.2490</text:p>
      <text:p text:style-name="P1">CF : 6.3610</text:p>
      <text:p text:style-name="P1">75.6210ms)</text:p>
      <text:p text:style-name="P1">FRAME # <text:s text:c="2"/>104 min val : 0.0000</text:p>
      <text:p text:style-name="P1">max val: 255.0000</text:p>
      <text:p text:style-name="P1">IPM : 19.8030</text:p>
      <text:p text:style-name="P1">Pre : 16.5120</text:p>
      <text:p text:style-name="P1">SHT : 1.3410</text:p>
      <text:p text:style-name="P1">FLC : 0.0050</text:p>
      <text:p text:style-name="P1">PHT : 15.2800</text:p>
      <text:p text:style-name="P1">FSP : 0.0180</text:p>
      <text:p text:style-name="P1">REC : 3.1510</text:p>
      <text:p text:style-name="P1">CF : 4.3150</text:p>
      <text:p text:style-name="P1">60.4300ms)</text:p>
      <text:p text:style-name="P1">FRAME # <text:s text:c="2"/>105 min val : 0.0000</text:p>
      <text:p text:style-name="P1">max val: 254.0000</text:p>
      <text:p text:style-name="P1">IPM : 17.8120</text:p>
      <text:p text:style-name="P1">Pre : 16.4340</text:p>
      <text:p text:style-name="P1">SHT : 1.3190</text:p>
      <text:p text:style-name="P1">FLC : 0.0060</text:p>
      <text:p text:style-name="P1">PHT : 15.0540</text:p>
      <text:p text:style-name="P1">FSP : 0.0170</text:p>
      <text:p text:style-name="P1">REC : 3.0390</text:p>
      <text:p text:style-name="P1">CF : 4.3510</text:p>
      <text:p text:style-name="P1">58.0350ms)</text:p>
      <text:p text:style-name="P1">FRAME # <text:s text:c="2"/>106 min val : 0.0000</text:p>
      <text:p text:style-name="P1">max val: 254.0000</text:p>
      <text:p text:style-name="P1">IPM : 16.9450</text:p>
      <text:p text:style-name="P1">Pre : 24.7310</text:p>
      <text:p text:style-name="P1">SHT : 1.7120</text:p>
      <text:p text:style-name="P1">FLC : 0.0050</text:p>
      <text:p text:style-name="P1">PHT : 18.4150</text:p>
      <text:p text:style-name="P1">FSP : 0.0170</text:p>
      <text:p text:style-name="P1">REC : 2.9940</text:p>
      <text:p text:style-name="P1">CF : 4.4370</text:p>
      <text:p text:style-name="P1">69.2600ms)</text:p>
      <text:p text:style-name="P1">FRAME # <text:s text:c="2"/>107 min val : 0.0000</text:p>
      <text:p text:style-name="P1">max val: 254.0000</text:p>
      <text:p text:style-name="P1">IPM : 17.5470</text:p>
      <text:p text:style-name="P1">Pre : 30.6500</text:p>
      <text:p text:style-name="P1">SHT : 1.8160</text:p>
      <text:p text:style-name="P1"><text:soft-page-break/>FLC : 0.0060</text:p>
      <text:p text:style-name="P1">PHT : 20.3320</text:p>
      <text:p text:style-name="P1">FSP : 0.0160</text:p>
      <text:p text:style-name="P1">REC : 3.1270</text:p>
      <text:p text:style-name="P1">CF : 4.3910</text:p>
      <text:p text:style-name="P1">77.8870ms)</text:p>
      <text:p text:style-name="P1">FRAME # <text:s text:c="2"/>108 min val : 0.0000</text:p>
      <text:p text:style-name="P1">max val: 255.0000</text:p>
      <text:p text:style-name="P1">IPM : 17.7940</text:p>
      <text:p text:style-name="P1">Pre : 18.7930</text:p>
      <text:p text:style-name="P1">SHT : 1.8980</text:p>
      <text:p text:style-name="P1">FLC : 0.0050</text:p>
      <text:p text:style-name="P1">PHT : 15.7820</text:p>
      <text:p text:style-name="P1">FSP : 0.0180</text:p>
      <text:p text:style-name="P1">REC : 3.2170</text:p>
      <text:p text:style-name="P1">CF : 4.3080</text:p>
      <text:p text:style-name="P1">61.8170ms)</text:p>
      <text:p text:style-name="P1">FRAME # <text:s text:c="2"/>109 min val : 0.0000</text:p>
      <text:p text:style-name="P1">max val: 255.0000</text:p>
      <text:p text:style-name="P1">IPM : 16.8760</text:p>
      <text:p text:style-name="P1">Pre : 17.6780</text:p>
      <text:p text:style-name="P1">SHT : 1.3780</text:p>
      <text:p text:style-name="P1">FLC : 0.0050</text:p>
      <text:p text:style-name="P1">PHT : 15.7330</text:p>
      <text:p text:style-name="P1">FSP : 0.0160</text:p>
      <text:p text:style-name="P1">REC : 2.8400</text:p>
      <text:p text:style-name="P1">CF : 4.3200</text:p>
      <text:p text:style-name="P1">58.8500ms)</text:p>
      <text:p text:style-name="P1">FRAME # <text:s text:c="2"/>110 min val : 0.0000</text:p>
      <text:p text:style-name="P1">max val: 254.0000</text:p>
      <text:p text:style-name="P1">IPM : 17.5070</text:p>
      <text:p text:style-name="P1">Pre : 23.5540</text:p>
      <text:p text:style-name="P1">SHT : 1.5830</text:p>
      <text:p text:style-name="P1">FLC : 0.0060</text:p>
      <text:p text:style-name="P1">PHT : 16.9630</text:p>
      <text:p text:style-name="P1">FSP : 0.0170</text:p>
      <text:p text:style-name="P1">REC : 3.0060</text:p>
      <text:p text:style-name="P1">CF : 4.3100</text:p>
      <text:p text:style-name="P1">66.9540ms)</text:p>
      <text:p text:style-name="P1">FRAME # <text:s text:c="2"/>111 min val : 0.0000</text:p>
      <text:p text:style-name="P1">max val: 255.0000</text:p>
      <text:p text:style-name="P1">IPM : 17.8120</text:p>
      <text:p text:style-name="P1">Pre : 22.0230</text:p>
      <text:p text:style-name="P1">SHT : 1.5790</text:p>
      <text:p text:style-name="P1">FLC : 0.0060</text:p>
      <text:p text:style-name="P1">PHT : 16.2700</text:p>
      <text:p text:style-name="P1">FSP : 0.0170</text:p>
      <text:p text:style-name="P1">REC : 2.8840</text:p>
      <text:p text:style-name="P1">CF : 4.3410</text:p>
      <text:p text:style-name="P1">64.9360ms)</text:p>
      <text:p text:style-name="P1">FRAME # <text:s text:c="2"/>112 min val : 0.0000</text:p>
      <text:p text:style-name="P1">max val: 254.0000</text:p>
      <text:p text:style-name="P1"><text:soft-page-break/>IPM : 18.6820</text:p>
      <text:p text:style-name="P1">Pre : 16.3780</text:p>
      <text:p text:style-name="P1">SHT : 2.0080</text:p>
      <text:p text:style-name="P1">FLC : 0.0050</text:p>
      <text:p text:style-name="P1">PHT : 15.3170</text:p>
      <text:p text:style-name="P1">FSP : 0.0170</text:p>
      <text:p text:style-name="P1">REC : 3.0790</text:p>
      <text:p text:style-name="P1">CF : 4.3090</text:p>
      <text:p text:style-name="P1">59.7980ms)</text:p>
      <text:p text:style-name="P1">FRAME # <text:s text:c="2"/>113 min val : 0.0000</text:p>
      <text:p text:style-name="P1">max val: 254.0000</text:p>
      <text:p text:style-name="P1">IPM : 18.0750</text:p>
      <text:p text:style-name="P1">Pre : 16.5390</text:p>
      <text:p text:style-name="P1">SHT : 1.8540</text:p>
      <text:p text:style-name="P1">FLC : 0.0040</text:p>
      <text:p text:style-name="P1">PHT : 15.5480</text:p>
      <text:p text:style-name="P1">FSP : 0.0170</text:p>
      <text:p text:style-name="P1">REC : 3.1080</text:p>
      <text:p text:style-name="P1">CF : 4.3070</text:p>
      <text:p text:style-name="P1">59.4550ms)</text:p>
      <text:p text:style-name="P1">FRAME # <text:s text:c="2"/>114 min val : 0.0000</text:p>
      <text:p text:style-name="P1">max val: 255.0000</text:p>
      <text:p text:style-name="P1">IPM : 17.7400</text:p>
      <text:p text:style-name="P1">Pre : 22.5940</text:p>
      <text:p text:style-name="P1">SHT : 1.7550</text:p>
      <text:p text:style-name="P1">FLC : 0.0050</text:p>
      <text:p text:style-name="P1">PHT : 21.2770</text:p>
      <text:p text:style-name="P1">FSP : 0.0340</text:p>
      <text:p text:style-name="P1">REC : 4.0090</text:p>
      <text:p text:style-name="P1">CF : 6.5930</text:p>
      <text:p text:style-name="P1">74.0230ms)</text:p>
      <text:p text:style-name="P1">FRAME # <text:s text:c="2"/>115 min val : 0.0000</text:p>
      <text:p text:style-name="P1">max val: 254.0000</text:p>
      <text:p text:style-name="P1">IPM : 19.8030</text:p>
      <text:p text:style-name="P1">Pre : 16.0630</text:p>
      <text:p text:style-name="P1">SHT : 1.2310</text:p>
      <text:p text:style-name="P1">FLC : 0.0040</text:p>
      <text:p text:style-name="P1">PHT : 15.4900</text:p>
      <text:p text:style-name="P1">FSP : 0.0160</text:p>
      <text:p text:style-name="P1">REC : 3.0830</text:p>
      <text:p text:style-name="P1">CF : 4.2820</text:p>
      <text:p text:style-name="P1">59.9750ms)</text:p>
      <text:p text:style-name="P1">FRAME # <text:s text:c="2"/>116 min val : 0.0000</text:p>
      <text:p text:style-name="P1">max val: 255.0000</text:p>
      <text:p text:style-name="P1">IPM : 16.4020</text:p>
      <text:p text:style-name="P1">Pre : 20.8710</text:p>
      <text:p text:style-name="P1">SHT : 1.8570</text:p>
      <text:p text:style-name="P1">FLC : 0.0060</text:p>
      <text:p text:style-name="P1">PHT : 19.0830</text:p>
      <text:p text:style-name="P1">FSP : 0.0240</text:p>
      <text:p text:style-name="P1">REC : 3.4660</text:p>
      <text:p text:style-name="P1">CF : 4.3250</text:p>
      <text:p text:style-name="P1"><text:soft-page-break/>66.0370ms)</text:p>
      <text:p text:style-name="P1">FRAME # <text:s text:c="2"/>117 min val : 0.0000</text:p>
      <text:p text:style-name="P1">max val: 255.0000</text:p>
      <text:p text:style-name="P1">IPM : 18.3550</text:p>
      <text:p text:style-name="P1">Pre : 16.4050</text:p>
      <text:p text:style-name="P1">SHT : 1.4890</text:p>
      <text:p text:style-name="P1">FLC : 0.0050</text:p>
      <text:p text:style-name="P1">PHT : 15.5830</text:p>
      <text:p text:style-name="P1">FSP : 0.0170</text:p>
      <text:p text:style-name="P1">REC : 2.8760</text:p>
      <text:p text:style-name="P1">CF : 4.2790</text:p>
      <text:p text:style-name="P1">59.0120ms)</text:p>
      <text:p text:style-name="P1">FRAME # <text:s text:c="2"/>118 min val : 0.0000</text:p>
      <text:p text:style-name="P1">max val: 254.0000</text:p>
      <text:p text:style-name="P1">IPM : 16.8420</text:p>
      <text:p text:style-name="P1">Pre : 23.8500</text:p>
      <text:p text:style-name="P1">SHT : 1.3270</text:p>
      <text:p text:style-name="P1">FLC : 0.0050</text:p>
      <text:p text:style-name="P1">PHT : 15.2460</text:p>
      <text:p text:style-name="P1">FSP : 0.0170</text:p>
      <text:p text:style-name="P1">REC : 3.0000</text:p>
      <text:p text:style-name="P1">CF : 4.2620</text:p>
      <text:p text:style-name="P1">64.5520ms)</text:p>
      <text:p text:style-name="P1">FRAME # <text:s text:c="2"/>119 min val : 0.0000</text:p>
      <text:p text:style-name="P1">max val: 254.0000</text:p>
      <text:p text:style-name="P1">IPM : 16.6030</text:p>
      <text:p text:style-name="P1">Pre : 20.4550</text:p>
      <text:p text:style-name="P1">SHT : 1.7360</text:p>
      <text:p text:style-name="P1">FLC : 0.0040</text:p>
      <text:p text:style-name="P1">PHT : 15.8410</text:p>
      <text:p text:style-name="P1">FSP : 0.0190</text:p>
      <text:p text:style-name="P1">REC : 3.0860</text:p>
      <text:p text:style-name="P1">CF : 4.3170</text:p>
      <text:p text:style-name="P1">62.0640ms)</text:p>
      <text:p text:style-name="P1">FRAME # <text:s text:c="2"/>120 min val : 0.0000</text:p>
      <text:p text:style-name="P1">max val: 255.0000</text:p>
      <text:p text:style-name="P1">IPM : 14.4120</text:p>
      <text:p text:style-name="P1">Pre : 16.7510</text:p>
      <text:p text:style-name="P1">SHT : 1.7330</text:p>
      <text:p text:style-name="P1">FLC : 0.0070</text:p>
      <text:p text:style-name="P1">PHT : 21.4990</text:p>
      <text:p text:style-name="P1">FSP : 0.0230</text:p>
      <text:p text:style-name="P1">REC : 4.2230</text:p>
      <text:p text:style-name="P1">CF : 6.0760</text:p>
      <text:p text:style-name="P1">64.7300ms)</text:p>
      <text:p text:style-name="P1">FRAME # <text:s text:c="2"/>121 min val : 0.0000</text:p>
      <text:p text:style-name="P1">max val: 254.0000</text:p>
      <text:p text:style-name="P1">IPM : 19.0900</text:p>
      <text:p text:style-name="P1">Pre : 16.3990</text:p>
      <text:p text:style-name="P1">SHT : 1.4050</text:p>
      <text:p text:style-name="P1">FLC : 0.0050</text:p>
      <text:p text:style-name="P1">PHT : 15.5910</text:p>
      <text:p text:style-name="P1"><text:soft-page-break/>FSP : 0.0180</text:p>
      <text:p text:style-name="P1">REC : 3.0480</text:p>
      <text:p text:style-name="P1">CF : 4.2980</text:p>
      <text:p text:style-name="P1">59.8570ms)</text:p>
      <text:p text:style-name="P1">FRAME # <text:s text:c="2"/>122 min val : 0.0000</text:p>
      <text:p text:style-name="P1">max val: 254.0000</text:p>
      <text:p text:style-name="P1">IPM : 17.7810</text:p>
      <text:p text:style-name="P1">Pre : 25.6940</text:p>
      <text:p text:style-name="P1">SHT : 1.6630</text:p>
      <text:p text:style-name="P1">FLC : 0.0140</text:p>
      <text:p text:style-name="P1">PHT : 20.9190</text:p>
      <text:p text:style-name="P1">FSP : 0.0160</text:p>
      <text:p text:style-name="P1">REC : 4.1210</text:p>
      <text:p text:style-name="P1">CF : 6.3010</text:p>
      <text:p text:style-name="P1">76.5120ms)</text:p>
      <text:p text:style-name="P1">FRAME # <text:s text:c="2"/>123 min val : 0.0000</text:p>
      <text:p text:style-name="P1">max val: 254.0000</text:p>
      <text:p text:style-name="P1">IPM : 20.6180</text:p>
      <text:p text:style-name="P1">Pre : 20.6630</text:p>
      <text:p text:style-name="P1">SHT : 1.5920</text:p>
      <text:p text:style-name="P1">FLC : 0.0050</text:p>
      <text:p text:style-name="P1">PHT : 17.0300</text:p>
      <text:p text:style-name="P1">FSP : 0.0170</text:p>
      <text:p text:style-name="P1">REC : 3.2450</text:p>
      <text:p text:style-name="P1">CF : 4.2670</text:p>
      <text:p text:style-name="P1">67.4400ms)</text:p>
      <text:p text:style-name="P1">FRAME # <text:s text:c="2"/>124 min val : 0.0000</text:p>
      <text:p text:style-name="P1">max val: 254.0000</text:p>
      <text:p text:style-name="P1">IPM : 17.4600</text:p>
      <text:p text:style-name="P1">Pre : 24.0000</text:p>
      <text:p text:style-name="P1">SHT : 1.3570</text:p>
      <text:p text:style-name="P1">FLC : 0.0060</text:p>
      <text:p text:style-name="P1">PHT : 18.4220</text:p>
      <text:p text:style-name="P1">FSP : 0.0150</text:p>
      <text:p text:style-name="P1">REC : 2.7820</text:p>
      <text:p text:style-name="P1">CF : 4.2180</text:p>
      <text:p text:style-name="P1">68.2620ms)</text:p>
      <text:p text:style-name="P1">FRAME # <text:s text:c="2"/>125 min val : 0.0000</text:p>
      <text:p text:style-name="P1">max val: 254.0000</text:p>
      <text:p text:style-name="P1">IPM : 17.9720</text:p>
      <text:p text:style-name="P1">Pre : 20.6120</text:p>
      <text:p text:style-name="P1">SHT : 1.6790</text:p>
      <text:p text:style-name="P1">FLC : 0.0040</text:p>
      <text:p text:style-name="P1">PHT : 18.7770</text:p>
      <text:p text:style-name="P1">FSP : 0.0170</text:p>
      <text:p text:style-name="P1">REC : 3.3110</text:p>
      <text:p text:style-name="P1">CF : 4.4720</text:p>
      <text:p text:style-name="P1">66.8460ms)</text:p>
      <text:p text:style-name="P1">FRAME # <text:s text:c="2"/>126 min val : 0.0000</text:p>
      <text:p text:style-name="P1">max val: 254.0000</text:p>
      <text:p text:style-name="P1">IPM : 18.5020</text:p>
      <text:p text:style-name="P1">Pre : 20.3660</text:p>
      <text:p text:style-name="P1"><text:soft-page-break/>SHT : 1.8360</text:p>
      <text:p text:style-name="P1">FLC : 0.0050</text:p>
      <text:p text:style-name="P1">PHT : 17.5200</text:p>
      <text:p text:style-name="P1">FSP : 0.0160</text:p>
      <text:p text:style-name="P1">REC : 3.0810</text:p>
      <text:p text:style-name="P1">CF : 4.2540</text:p>
      <text:p text:style-name="P1">65.5820ms)</text:p>
      <text:p text:style-name="P1">FRAME # <text:s text:c="2"/>127 min val : 0.0000</text:p>
      <text:p text:style-name="P1">max val: 254.0000</text:p>
      <text:p text:style-name="P1">IPM : 16.4060</text:p>
      <text:p text:style-name="P1">Pre : 20.4780</text:p>
      <text:p text:style-name="P1">SHT : 1.7420</text:p>
      <text:p text:style-name="P1">FLC : 0.0070</text:p>
      <text:p text:style-name="P1">PHT : 25.1040</text:p>
      <text:p text:style-name="P1">FSP : 0.0220</text:p>
      <text:p text:style-name="P1">REC : 4.0350</text:p>
      <text:p text:style-name="P1">CF : 4.9240</text:p>
      <text:p text:style-name="P1">72.7220ms)</text:p>
      <text:p text:style-name="P1">FRAME # <text:s text:c="2"/>128 min val : 0.0000</text:p>
      <text:p text:style-name="P1">max val: 254.0000</text:p>
      <text:p text:style-name="P1">IPM : 16.3870</text:p>
      <text:p text:style-name="P1">Pre : 21.1810</text:p>
      <text:p text:style-name="P1">SHT : 1.4440</text:p>
      <text:p text:style-name="P1">FLC : 0.0070</text:p>
      <text:p text:style-name="P1">PHT : 18.7380</text:p>
      <text:p text:style-name="P1">FSP : 0.0180</text:p>
      <text:p text:style-name="P1">REC : 3.1630</text:p>
      <text:p text:style-name="P1">CF : 4.2480</text:p>
      <text:p text:style-name="P1">65.1890ms)</text:p>
      <text:p text:style-name="P1">FRAME # <text:s text:c="2"/>129 min val : 0.0000</text:p>
      <text:p text:style-name="P1">max val: 254.0000</text:p>
      <text:p text:style-name="P1">IPM : 16.9930</text:p>
      <text:p text:style-name="P1">Pre : 16.4320</text:p>
      <text:p text:style-name="P1">SHT : 1.7010</text:p>
      <text:p text:style-name="P1">FLC : 0.0170</text:p>
      <text:p text:style-name="P1">PHT : 23.2500</text:p>
      <text:p text:style-name="P1">FSP : 0.0260</text:p>
      <text:p text:style-name="P1">REC : 3.7690</text:p>
      <text:p text:style-name="P1">CF : 6.1900</text:p>
      <text:p text:style-name="P1">68.3810ms)</text:p>
      <text:p text:style-name="P1">FRAME # <text:s text:c="2"/>130 min val : 0.0000</text:p>
      <text:p text:style-name="P1">max val: 254.0000</text:p>
      <text:p text:style-name="P1">IPM : 20.1870</text:p>
      <text:p text:style-name="P1">Pre : 22.3450</text:p>
      <text:p text:style-name="P1">SHT : 1.6770</text:p>
      <text:p text:style-name="P1">FLC : 0.0040</text:p>
      <text:p text:style-name="P1">PHT : 20.6780</text:p>
      <text:p text:style-name="P1">FSP : 0.0330</text:p>
      <text:p text:style-name="P1">REC : 3.6820</text:p>
      <text:p text:style-name="P1">CF : 6.2330</text:p>
      <text:p text:style-name="P1">74.8430ms)</text:p>
      <text:p text:style-name="P1">FRAME # <text:s text:c="2"/>131 min val : 0.0000</text:p>
      <text:p text:style-name="P1"><text:soft-page-break/>max val: 255.0000</text:p>
      <text:p text:style-name="P1">IPM : 21.4240</text:p>
      <text:p text:style-name="P1">Pre : 22.9240</text:p>
      <text:p text:style-name="P1">SHT : 1.1540</text:p>
      <text:p text:style-name="P1">FLC : 0.0040</text:p>
      <text:p text:style-name="P1">PHT : 15.2960</text:p>
      <text:p text:style-name="P1">FSP : 0.0160</text:p>
      <text:p text:style-name="P1">REC : 3.0280</text:p>
      <text:p text:style-name="P1">CF : 4.3570</text:p>
      <text:p text:style-name="P1">68.2070ms)</text:p>
      <text:p text:style-name="P1">FRAME # <text:s text:c="2"/>132 min val : 0.0000</text:p>
      <text:p text:style-name="P1">max val: 254.0000</text:p>
      <text:p text:style-name="P1">IPM : 17.7820</text:p>
      <text:p text:style-name="P1">Pre : 16.7310</text:p>
      <text:p text:style-name="P1">SHT : 1.2540</text:p>
      <text:p text:style-name="P1">FLC : 0.0050</text:p>
      <text:p text:style-name="P1">PHT : 15.2210</text:p>
      <text:p text:style-name="P1">FSP : 0.0160</text:p>
      <text:p text:style-name="P1">REC : 2.9730</text:p>
      <text:p text:style-name="P1">CF : 4.2590</text:p>
      <text:p text:style-name="P1">58.2450ms)</text:p>
      <text:p text:style-name="P1">FRAME # <text:s text:c="2"/>133 min val : 0.0000</text:p>
      <text:p text:style-name="P1">max val: 254.0000</text:p>
      <text:p text:style-name="P1">IPM : 17.4950</text:p>
      <text:p text:style-name="P1">Pre : 21.3510</text:p>
      <text:p text:style-name="P1">SHT : 1.2270</text:p>
      <text:p text:style-name="P1">FLC : 0.0050</text:p>
      <text:p text:style-name="P1">PHT : 15.2320</text:p>
      <text:p text:style-name="P1">FSP : 0.0160</text:p>
      <text:p text:style-name="P1">REC : 2.9150</text:p>
      <text:p text:style-name="P1">CF : 4.2980</text:p>
      <text:p text:style-name="P1">62.5420ms)</text:p>
      <text:p text:style-name="P1">FRAME # <text:s text:c="2"/>134 min val : 0.0000</text:p>
      <text:p text:style-name="P1">max val: 254.0000</text:p>
      <text:p text:style-name="P1">IPM : 14.4680</text:p>
      <text:p text:style-name="P1">Pre : 16.9360</text:p>
      <text:p text:style-name="P1">SHT : 1.5140</text:p>
      <text:p text:style-name="P1">FLC : 0.0060</text:p>
      <text:p text:style-name="P1">PHT : 16.8180</text:p>
      <text:p text:style-name="P1">FSP : 0.0180</text:p>
      <text:p text:style-name="P1">REC : 3.1900</text:p>
      <text:p text:style-name="P1">CF : 4.3620</text:p>
      <text:p text:style-name="P1">57.3150ms)</text:p>
      <text:p text:style-name="P1">FRAME # <text:s text:c="2"/>135 min val : 0.0000</text:p>
      <text:p text:style-name="P1">max val: 254.0000</text:p>
      <text:p text:style-name="P1">IPM : 17.9050</text:p>
      <text:p text:style-name="P1">Pre : 17.2700</text:p>
      <text:p text:style-name="P1">SHT : 1.9010</text:p>
      <text:p text:style-name="P1">FLC : 0.0060</text:p>
      <text:p text:style-name="P1">PHT : 15.7100</text:p>
      <text:p text:style-name="P1">FSP : 0.0200</text:p>
      <text:p text:style-name="P1">REC : 3.0960</text:p>
      <text:p text:style-name="P1"><text:soft-page-break/>CF : 4.3700</text:p>
      <text:p text:style-name="P1">60.2810ms)</text:p>
      <text:p text:style-name="P1">FRAME # <text:s text:c="2"/>136 min val : 0.0000</text:p>
      <text:p text:style-name="P1">max val: 254.0000</text:p>
      <text:p text:style-name="P1">IPM : 17.8920</text:p>
      <text:p text:style-name="P1">Pre : 17.5690</text:p>
      <text:p text:style-name="P1">SHT : 1.7420</text:p>
      <text:p text:style-name="P1">FLC : 0.0050</text:p>
      <text:p text:style-name="P1">PHT : 15.6400</text:p>
      <text:p text:style-name="P1">FSP : 0.0160</text:p>
      <text:p text:style-name="P1">REC : 3.0590</text:p>
      <text:p text:style-name="P1">CF : 4.2840</text:p>
      <text:p text:style-name="P1">60.2090ms)</text:p>
      <text:p text:style-name="P1">FRAME # <text:s text:c="2"/>137 min val : 0.0000</text:p>
      <text:p text:style-name="P1">max val: 254.0000</text:p>
      <text:p text:style-name="P1">IPM : 18.1080</text:p>
      <text:p text:style-name="P1">Pre : 25.8100</text:p>
      <text:p text:style-name="P1">SHT : 1.8450</text:p>
      <text:p text:style-name="P1">FLC : 0.0080</text:p>
      <text:p text:style-name="P1">PHT : 18.4630</text:p>
      <text:p text:style-name="P1">FSP : 0.0170</text:p>
      <text:p text:style-name="P1">REC : 3.1660</text:p>
      <text:p text:style-name="P1">CF : 4.2110</text:p>
      <text:p text:style-name="P1">71.6310ms)</text:p>
      <text:p text:style-name="P1">FRAME # <text:s text:c="2"/>138 min val : 0.0000</text:p>
      <text:p text:style-name="P1">max val: 254.0000</text:p>
      <text:p text:style-name="P1">IPM : 17.5090</text:p>
      <text:p text:style-name="P1">Pre : 16.7270</text:p>
      <text:p text:style-name="P1">SHT : 1.6760</text:p>
      <text:p text:style-name="P1">FLC : 0.0050</text:p>
      <text:p text:style-name="P1">PHT : 15.5100</text:p>
      <text:p text:style-name="P1">FSP : 0.0180</text:p>
      <text:p text:style-name="P1">REC : 2.9780</text:p>
      <text:p text:style-name="P1">CF : 4.2310</text:p>
      <text:p text:style-name="P1">58.6570ms)</text:p>
      <text:p text:style-name="P1">FRAME # <text:s text:c="2"/>139 min val : 0.0000</text:p>
      <text:p text:style-name="P1">max val: 254.0000</text:p>
      <text:p text:style-name="P1">IPM : 19.0560</text:p>
      <text:p text:style-name="P1">Pre : 19.3410</text:p>
      <text:p text:style-name="P1">SHT : 1.6690</text:p>
      <text:p text:style-name="P1">FLC : 0.0070</text:p>
      <text:p text:style-name="P1">PHT : 21.5850</text:p>
      <text:p text:style-name="P1">FSP : 0.0200</text:p>
      <text:p text:style-name="P1">REC : 3.4020</text:p>
      <text:p text:style-name="P1">CF : 4.3990</text:p>
      <text:p text:style-name="P1">69.4810ms)</text:p>
      <text:p text:style-name="P1">FRAME # <text:s text:c="2"/>140 min val : 0.0000</text:p>
      <text:p text:style-name="P1">max val: 254.0000</text:p>
      <text:p text:style-name="P1">IPM : 16.6440</text:p>
      <text:p text:style-name="P1">Pre : 21.6040</text:p>
      <text:p text:style-name="P1">SHT : 1.5450</text:p>
      <text:p text:style-name="P1">FLC : 0.0060</text:p>
      <text:p text:style-name="P1"><text:soft-page-break/>PHT : 22.8120</text:p>
      <text:p text:style-name="P1">FSP : 0.0230</text:p>
      <text:p text:style-name="P1">REC : 3.3790</text:p>
      <text:p text:style-name="P1">CF : 4.4970</text:p>
      <text:p text:style-name="P1">70.5150ms)</text:p>
      <text:p text:style-name="P1">FRAME # <text:s text:c="2"/>141 min val : 0.0000</text:p>
      <text:p text:style-name="P1">max val: 254.0000</text:p>
      <text:p text:style-name="P1">IPM : 16.7440</text:p>
      <text:p text:style-name="P1">Pre : 20.1850</text:p>
      <text:p text:style-name="P1">SHT : 1.5940</text:p>
      <text:p text:style-name="P1">FLC : 0.0050</text:p>
      <text:p text:style-name="P1">PHT : 17.6990</text:p>
      <text:p text:style-name="P1">FSP : 0.0170</text:p>
      <text:p text:style-name="P1">REC : 2.9780</text:p>
      <text:p text:style-name="P1">CF : 4.2650</text:p>
      <text:p text:style-name="P1">63.4890ms)</text:p>
      <text:p text:style-name="P1">FRAME # <text:s text:c="2"/>142 min val : 0.0000</text:p>
      <text:p text:style-name="P1">max val: 254.0000</text:p>
      <text:p text:style-name="P1">IPM : 16.1060</text:p>
      <text:p text:style-name="P1">Pre : 19.0240</text:p>
      <text:p text:style-name="P1">SHT : 1.6040</text:p>
      <text:p text:style-name="P1">FLC : 0.0060</text:p>
      <text:p text:style-name="P1">PHT : 16.0730</text:p>
      <text:p text:style-name="P1">FSP : 0.0150</text:p>
      <text:p text:style-name="P1">REC : 2.9010</text:p>
      <text:p text:style-name="P1">CF : 4.4760</text:p>
      <text:p text:style-name="P1">60.2090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3:14:39.803482200</meta:creation-date>
    <dc:date>2017-11-01T13:15:13.646916702</dc:date>
    <meta:editing-duration>PT34S</meta:editing-duration>
    <meta:editing-cycles>1</meta:editing-cycles>
    <meta:document-statistic meta:table-count="0" meta:image-count="0" meta:object-count="0" meta:page-count="13" meta:paragraph-count="648" meta:word-count="2056" meta:character-count="9115" meta:non-whitespace-character-count="7576"/>
    <meta:generator>LibreOffice/5.1.6.2$Linux_X86_64 LibreOffice_project/10m0$Build-2</meta:generator>
  </office:meta>
</office:document-meta>
</file>